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margin-top="0cm" fo:margin-bottom="0cm" fo:line-height="100%" fo:text-align="center" style:writing-mode="lr-tb"/>
      <style:text-properties style:font-name="PT Astra Serif"/>
    </style:style>
    <style:style style:name="P3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T1" style:family="text">
      <style:text-properties style:use-window-font-color="true" loext:opacity="0%" style:font-name="PT Astra Serif" fo:font-size="14pt" fo:language="ru" fo:country="RU" fo:font-weight="bold" style:font-name-asian="Calibri" style:font-size-asian="14pt" style:font-weight-asian="bold" style:font-name-complex="Times New Roman" style:font-size-complex="14pt" style:language-complex="ar" style:country-complex="SA"/>
    </style:style>
    <style:style style:name="T2" style:family="text">
      <style:text-properties style:use-window-font-color="true" loext:opacity="0%" style:font-name="PT Astra Serif" fo:font-size="7pt" fo:language="ru" fo:country="RU" fo:font-weight="bold" style:font-name-asian="Calibri" style:font-size-asian="7pt" style:font-weight-asian="bold" style:font-name-complex="Times New Roman" style:font-size-complex="7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7.461cm" fo:min-width="7.038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125cm" fo:min-width="0.702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draw:fit-to-contour="tru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559cm" fo:min-width="0.293cm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char" draw:z-index="0" draw:name="Фигура1" draw:style-name="gr1"><draw:custom-shape draw:style-name="gr2" draw:text-style-name="P1" svg:width="11.201cm" svg:height="11.201cm" svg:x="16.125cm" svg:y="1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" svg:width="2.241cm" svg:height="2.241cm" svg:x="20.605cm" svg:y="5.9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3" svg:width="1.493cm" svg:height="1.493cm" svg:x="20.976cm" svg:y="6.284cm"><draw:text-box><text:p text:style-name="P2"><text:span text:style-name="T1">Усл.</text:span></text:p><text:p text:style-name="P2"><text:span text:style-name="T1">№ </text:span><text:span text:style-name="T1">n</text:span></text:p></draw:text-box></draw:frame><draw:custom-shape draw:style-name="gr5" draw:text-style-name="P1" svg:width="1.867cm" svg:height="1.618cm" draw:transform="rotate (1.5707963267949) translate (24.4721944444444cm 5.9354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24.595cm" svg:y="4.566cm"><draw:text-box><text:p text:style-name="P4"><text:span text:style-name="T2">1</text:span></text:p><text:p text:style-name="P4"><text:span text:style-name="T2">TVS1</text:span></text:p><text:p text:style-name="P4"><text:span text:style-name="T2">AR1</text:span></text:p></draw:text-box></draw:frame><draw:custom-shape draw:style-name="gr5" draw:text-style-name="P1" svg:width="1.867cm" svg:height="1.618cm" draw:transform="rotate (1.5707963267949) translate (24.3981111111111cm 9.91834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24.521cm" svg:y="8.548cm"><draw:text-box><text:p text:style-name="P4"><text:span text:style-name="T2">2</text:span></text:p><text:p text:style-name="P4"><text:span text:style-name="T2">TVS2</text:span></text:p><text:p text:style-name="P4"><text:span text:style-name="T2">AR2</text:span></text:p></draw:text-box></draw:frame><draw:custom-shape draw:style-name="gr5" draw:text-style-name="P1" svg:width="1.867cm" svg:height="1.618cm" draw:transform="rotate (1.5707963267949) translate (20.8791527777778cm 11.9256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21.002cm" svg:y="10.557cm"><draw:text-box><text:p text:style-name="P4"><text:span text:style-name="T2">3</text:span></text:p><text:p text:style-name="P4"><text:span text:style-name="T2">TVS3</text:span></text:p><text:p text:style-name="P4"><text:span text:style-name="T2">AR3</text:span></text:p></draw:text-box></draw:frame><draw:custom-shape draw:style-name="gr5" draw:text-style-name="P1" svg:width="1.867cm" svg:height="1.618cm" draw:transform="rotate (1.5707963267949) translate (17.4342777777778cm 9.8601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17.559cm" svg:y="8.489cm"><draw:text-box><text:p text:style-name="P2"><text:span text:style-name="T2">4</text:span></text:p><text:p text:style-name="P2"><text:span text:style-name="T2">TVS4</text:span></text:p><text:p text:style-name="P2"><text:span text:style-name="T2">AR4</text:span></text:p></draw:text-box></draw:frame><draw:custom-shape draw:style-name="gr5" draw:text-style-name="P1" svg:width="1.867cm" svg:height="1.618cm" draw:transform="rotate (1.5707963267949) translate (17.4660277777778cm 5.8120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17.593cm" svg:y="4.441cm"><draw:text-box><text:p text:style-name="P2"><text:span text:style-name="T2">5</text:span></text:p><text:p text:style-name="P2"><text:span text:style-name="T2">TVS5</text:span></text:p><text:p text:style-name="P2"><text:span text:style-name="T2">AR5</text:span></text:p></draw:text-box></draw:frame><draw:custom-shape draw:style-name="gr5" draw:text-style-name="P1" svg:width="1.867cm" svg:height="1.618cm" draw:transform="rotate (1.5707963267949) translate (20.9620555555556cm 3.84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21.087cm" svg:y="2.474cm"><draw:text-box><text:p text:style-name="P2"><text:span text:style-name="T2">6</text:span></text:p><text:p text:style-name="P2"><text:span text:style-name="T2">TVS6</text:span></text:p><text:p text:style-name="P2"><text:span text:style-name="T2">AR6</text:span></text:p></draw:text-box></draw:frame><draw:custom-shape draw:style-name="gr5" draw:text-style-name="P1" svg:width="1.867cm" svg:height="1.618cm" draw:transform="rotate (1.5707963267949) translate (22.1650277777778cm 5.80319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22.288cm" svg:y="4.432cm"><draw:text-box><text:p text:style-name="P2"><text:span text:style-name="T2">7</text:span></text:p><text:p text:style-name="P2"><text:span text:style-name="T2">TVS7</text:span></text:p><text:p text:style-name="P2"><text:span text:style-name="T2">AR7</text:span></text:p></draw:text-box></draw:frame><draw:custom-shape draw:style-name="gr5" draw:text-style-name="P1" svg:width="1.867cm" svg:height="1.618cm" draw:transform="rotate (1.5707963267949) translate (23.3150833333333cm 7.88634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23.442cm" svg:y="6.516cm"><draw:text-box><text:p text:style-name="P2"><text:span text:style-name="T2">8</text:span></text:p><text:p text:style-name="P2"><text:span text:style-name="T2">TVS8</text:span></text:p><text:p text:style-name="P2"><text:span text:style-name="T2">AR8</text:span></text:p></draw:text-box></draw:frame><draw:custom-shape draw:style-name="gr5" draw:text-style-name="P1" svg:width="1.867cm" svg:height="1.618cm" draw:transform="rotate (1.5707963267949) translate (22.0733055555556cm 9.91834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22.198cm" svg:y="8.548cm"><draw:text-box><text:p text:style-name="P2"><text:span text:style-name="T2">9</text:span></text:p><text:p text:style-name="P2"><text:span text:style-name="T2">TVS9</text:span></text:p><text:p text:style-name="P2"><text:span text:style-name="T2">AR9</text:span></text:p></draw:text-box></draw:frame><draw:custom-shape draw:style-name="gr5" draw:text-style-name="P1" svg:width="1.867cm" svg:height="1.618cm" draw:transform="rotate (1.5707963267949) translate (19.796125cm 9.91834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19.923cm" svg:y="8.548cm"><draw:text-box><text:p text:style-name="P2"><text:span text:style-name="T2">10</text:span></text:p><text:p text:style-name="P2"><text:span text:style-name="T2">TVS10</text:span></text:p><text:p text:style-name="P2"><text:span text:style-name="T2">AR10</text:span></text:p></draw:text-box></draw:frame><draw:custom-shape draw:style-name="gr5" draw:text-style-name="P1" svg:width="1.867cm" svg:height="1.618cm" draw:transform="rotate (1.5707963267949) translate (18.6231388888889cm 7.8616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18.746cm" svg:y="6.491cm"><draw:text-box><text:p text:style-name="P2"><text:span text:style-name="T2">11</text:span></text:p><text:p text:style-name="P2"><text:span text:style-name="T2">TVS11</text:span></text:p><text:p text:style-name="P2"><text:span text:style-name="T2">AR11</text:span></text:p></draw:text-box></draw:frame><draw:custom-shape draw:style-name="gr5" draw:text-style-name="P1" svg:width="1.867cm" svg:height="1.618cm" draw:transform="rotate (1.5707963267949) translate (19.8172916666667cm 5.83318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3" svg:width="1.345cm" svg:height="0.87cm" svg:x="19.942cm" svg:y="4.466cm"><draw:text-box><text:p text:style-name="P2"><text:span text:style-name="T2">12</text:span></text:p><text:p text:style-name="P2"><text:span text:style-name="T2">TVS12</text:span></text:p><text:p text:style-name="P2"><text:span text:style-name="T2">AR12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7T11:59:08.698000000</meta:creation-date>
    <dc:date>2025-11-17T13:24:53.617000000</dc:date>
    <meta:editing-duration>PT9M50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